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5.7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01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35.61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22.82mm"/>
    </style:style>
    <style:style style:name="co10" style:family="table-column">
      <style:table-column-properties fo:break-before="auto" style:column-width="25.96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46.71mm"/>
    </style:style>
    <style:style style:name="co13" style:family="table-column">
      <style:table-column-properties fo:break-before="auto" style:column-width="17.52mm"/>
    </style:style>
    <style:style style:name="co14" style:family="table-column">
      <style:table-column-properties fo:break-before="auto" style:column-width="21.57mm"/>
    </style:style>
    <style:style style:name="co15" style:family="table-column">
      <style:table-column-properties fo:break-before="auto" style:column-width="32.24mm"/>
    </style:style>
    <style:style style:name="co16" style:family="table-column">
      <style:table-column-properties fo:break-before="auto" style:column-width="30.3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66ff99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00cc33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ff66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transparent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ackground-color="#ff3300"/>
      <style:text-properties style:font-name="Liberation Sans" style:font-name-asian="WenQuanYi Micro Hei" style:font-name-complex="Lohit Devanagari"/>
    </style:style>
    <style:style style:name="ce9" style:family="table-cell" style:parent-style-name="Default" style:data-style-name="N4"/>
    <style:style style:name="ce10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style:font-name="Liberation Sans" style:font-name-asian="WenQuanYi Micro Hei" style:font-name-complex="Lohit Devanagari"/>
    </style:style>
    <style:style style:name="ce12" style:family="table-cell" style:parent-style-name="Default" style:data-style-name="N99"/>
    <style:style style:name="ce13" style:family="table-cell" style:parent-style-name="Default" style:data-style-name="N99">
      <style:table-cell-properties fo:background-color="#ffff00"/>
    </style:style>
    <style:style style:name="ce14" style:family="table-cell" style:parent-style-name="Default" style:data-style-name="N99">
      <style:text-properties style:font-name="Liberation Sans" style:font-name-asian="WenQuanYi Micro Hei" style:font-name-complex="Lohit Devanagari"/>
    </style:style>
    <style:style style:name="ce15" style:family="table-cell" style:parent-style-name="Default" style:data-style-name="N99">
      <style:table-cell-properties fo:background-color="#ffff00"/>
      <style:text-properties style:font-name="Liberation Sans" style:font-name-asian="WenQuanYi Micro Hei" style:font-name-complex="Lohit Devanagari"/>
    </style:style>
    <style:style style:name="ce16" style:family="table-cell" style:parent-style-name="Default" style:data-style-name="N99">
      <style:table-cell-properties fo:background-color="transparent"/>
      <style:text-properties style:font-name="Liberation Sans" style:font-name-asian="WenQuanYi Micro Hei" style:font-name-complex="Lohit Devanagari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6" table:default-cell-style-name="Default"/>
        <table:table-column table:style-name="co4" table:default-cell-style-name="ce7"/>
        <table:table-column table:style-name="co7" table:default-cell-style-name="ce12"/>
        <table:table-column table:style-name="co8" table:default-cell-style-name="ce18"/>
        <table:table-column table:style-name="co9" table:default-cell-style-name="ce18"/>
        <table:table-column table:style-name="co10" table:default-cell-style-name="ce1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LEXICAL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table:style-name="Default" office:value-type="string" calcext:value-type="string">
            <text:p>Seed</text:p>
          </table:table-cell>
          <table:table-cell office:value-type="string" calcext:value-type="string">
            <text:p>Embedding Data</text:p>
          </table:table-cell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trainable embeddings</text:p>
          </table:table-cell>
          <table:table-cell table:style-name="Default" office:value-type="string" calcext:value-type="string">
            <text:p>Epochen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3:.E3])" office:value-type="float" office:value="0.469824" calcext:value-type="float">
            <text:p>0,469824</text:p>
          </table:table-cell>
          <table:table-cell table:style-name="ce9" office:value-type="float" office:value="0.473113" calcext:value-type="float">
            <text:p>0,47</text:p>
          </table:table-cell>
          <table:table-cell table:style-name="ce9" office:value-type="float" office:value="0.474264" calcext:value-type="float">
            <text:p>0,47</text:p>
          </table:table-cell>
          <table:table-cell table:style-name="ce9" office:value-type="float" office:value="0.462095" calcext:value-type="float">
            <text:p>0,46</text:p>
          </table:table-cell>
          <table:table-cell office:value-type="float" office:value="1" calcext:value-type="float">
            <text:p>1,00</text:p>
          </table:table-cell>
          <table:table-cell table:style-name="ce9"/>
          <table:table-cell table:style-name="ce3"/>
          <table:table-cell office:value-type="boolean" office:boolean-value="false" calcext:value-type="boolean">
            <text:p>FALSCH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13-58</text:p>
          </table:table-cell>
          <table:table-cell table:style-name="ce3" office:value-type="string" calcext:value-type="string">
            <text:p>18-02-16-11-20-50</text:p>
          </table:table-cell>
          <table:table-cell office:value-type="string" calcext:value-type="string">
            <text:p>18-02-16-11-26-46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4:.E4])" office:value-type="float" office:value="0.454749666666667" calcext:value-type="float">
            <text:p>0,4547497</text:p>
          </table:table-cell>
          <table:table-cell table:style-name="ce9" office:value-type="float" office:value="0.468344" calcext:value-type="float">
            <text:p>0,47</text:p>
          </table:table-cell>
          <table:table-cell office:value-type="float" office:value="0.457819" calcext:value-type="float">
            <text:p>0,457819</text:p>
          </table:table-cell>
          <table:table-cell office:value-type="float" office:value="0.438086" calcext:value-type="float">
            <text:p>0,438086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3"/>
          <table:table-cell table:style-name="ce13" office:value-type="boolean" office:boolean-value="true" calcext:value-type="boolean">
            <text:p>WAHR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48-26</text:p>
          </table:table-cell>
          <table:table-cell table:style-name="ce3" office:value-type="string" calcext:value-type="string">
            <text:p>18-02-16-11-49-02</text:p>
          </table:table-cell>
          <table:table-cell office:value-type="string" calcext:value-type="string">
            <text:p>18-02-16-11-49-31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4" table:formula="of:=AVERAGE([.C5:.E5])" office:value-type="float" office:value="0.472236" calcext:value-type="float">
            <text:p>0,472236</text:p>
          </table:table-cell>
          <table:table-cell office:value-type="float" office:value="0.470811" calcext:value-type="float">
            <text:p>0,470811</text:p>
          </table:table-cell>
          <table:table-cell office:value-type="float" office:value="0.475415" calcext:value-type="float">
            <text:p>0,475415</text:p>
          </table:table-cell>
          <table:table-cell office:value-type="float" office:value="0.470482" calcext:value-type="float">
            <text:p>0,470482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7" office:value-type="float" office:value="15" calcext:value-type="float">
            <text:p>15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59-55</text:p>
          </table:table-cell>
          <table:table-cell office:value-type="string" calcext:value-type="string">
            <text:p>18-02-16-12-00-11</text:p>
          </table:table-cell>
          <table:table-cell office:value-type="string" calcext:value-type="string">
            <text:p>18-02-16-12-00-25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6:.E6])" office:value-type="float" office:value="0.457271333333333" calcext:value-type="float">
            <text:p>0,4572713</text:p>
          </table:table-cell>
          <table:table-cell office:value-type="float" office:value="0.449597" calcext:value-type="float">
            <text:p>0,449597</text:p>
          </table:table-cell>
          <table:table-cell office:value-type="float" office:value="0.452064" calcext:value-type="float">
            <text:p>0,452064</text:p>
          </table:table-cell>
          <table:table-cell office:value-type="float" office:value="0.470153" calcext:value-type="float">
            <text:p>0,470153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04-33</text:p>
          </table:table-cell>
          <table:table-cell office:value-type="string" calcext:value-type="string">
            <text:p>18-02-16-13-04-44</text:p>
          </table:table-cell>
          <table:table-cell office:value-type="string" calcext:value-type="string">
            <text:p>18-02-16-13-04-54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7:.E7])" office:value-type="float" office:value="0.416927" calcext:value-type="float">
            <text:p>0,416927</text:p>
          </table:table-cell>
          <table:table-cell office:value-type="float" office:value="0.416543" calcext:value-type="float">
            <text:p>0,416543</text:p>
          </table:table-cell>
          <table:table-cell office:value-type="float" office:value="0.42937" calcext:value-type="float">
            <text:p>0,42937</text:p>
          </table:table-cell>
          <table:table-cell office:value-type="float" office:value="0.404868" calcext:value-type="float">
            <text:p>0,404868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.0001" calcext:value-type="float">
            <text:p>0,00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21-56</text:p>
          </table:table-cell>
          <table:table-cell office:value-type="string" calcext:value-type="string">
            <text:p>18-02-16-13-22-03</text:p>
          </table:table-cell>
          <table:table-cell office:value-type="string" calcext:value-type="string">
            <text:p>18-02-16-13-22-11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5" table:formula="of:=AVERAGE([.C8:.E8])" office:value-type="float" office:value="0.474593" calcext:value-type="float">
            <text:p>0,474593</text:p>
          </table:table-cell>
          <table:table-cell office:value-type="float" office:value="0.475415" calcext:value-type="float">
            <text:p>0,475415</text:p>
          </table:table-cell>
          <table:table-cell office:value-type="float" office:value="0.474264" calcext:value-type="float">
            <text:p>0,474264</text:p>
          </table:table-cell>
          <table:table-cell office:value-type="float" office:value="0.4741" calcext:value-type="float">
            <text:p>0,4741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51-27</text:p>
          </table:table-cell>
          <table:table-cell office:value-type="string" calcext:value-type="string">
            <text:p>18-02-16-13-51-45</text:p>
          </table:table-cell>
          <table:table-cell office:value-type="string" calcext:value-type="string">
            <text:p>18-02-16-13-52-07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9:.E9])" office:value-type="float" office:value="0.471414" calcext:value-type="float">
            <text:p>0,471414</text:p>
          </table:table-cell>
          <table:table-cell office:value-type="float" office:value="0.46818" calcext:value-type="float">
            <text:p>0,46818</text:p>
          </table:table-cell>
          <table:table-cell office:value-type="float" office:value="0.4741" calcext:value-type="float">
            <text:p>0,4741</text:p>
          </table:table-cell>
          <table:table-cell office:value-type="float" office:value="0.471962" calcext:value-type="float">
            <text:p>0,471962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4-22-07</text:p>
          </table:table-cell>
          <table:table-cell office:value-type="string" calcext:value-type="string">
            <text:p>18-02-16-14-22-14</text:p>
          </table:table-cell>
          <table:table-cell office:value-type="string" calcext:value-type="string">
            <text:p>18-02-16-14-22-24</text:p>
          </table:table-cell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0:.E10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1:.E11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12:.E12])" office:value-type="float" office:value="0.50666" calcext:value-type="float">
            <text:p>0,50666</text:p>
          </table:table-cell>
          <table:table-cell office:value-type="float" office:value="0.50666" calcext:value-type="float">
            <text:p>0,5066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39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3:.E13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40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4:.E14])" office:value-type="float" office:value="0.473606" calcext:value-type="float">
            <text:p>0,473606</text:p>
          </table:table-cell>
          <table:table-cell office:value-type="float" office:value="0.473606" calcext:value-type="float">
            <text:p>0,47360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5:.E15])" office:value-type="float" office:value="0.479362" calcext:value-type="float">
            <text:p>0,479362</text:p>
          </table:table-cell>
          <table:table-cell office:value-type="float" office:value="0.479362" calcext:value-type="float">
            <text:p>0,47936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5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6:.E16])" office:value-type="float" office:value="0.502878" calcext:value-type="float">
            <text:p>0,502878</text:p>
          </table:table-cell>
          <table:table-cell office:value-type="float" office:value="0.502878" calcext:value-type="float">
            <text:p>0,502878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3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1-2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7:.E17])" office:value-type="float" office:value="0.483802" calcext:value-type="float">
            <text:p>0,483802</text:p>
          </table:table-cell>
          <table:table-cell office:value-type="float" office:value="0.483802" calcext:value-type="float">
            <text:p>0,48380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2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18:.E18])" office:value-type="float" office:value="0.507153" calcext:value-type="float">
            <text:p>0,507153</text:p>
          </table:table-cell>
          <table:table-cell office:value-type="float" office:value="0.507153" calcext:value-type="float">
            <text:p>0,507153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9:.E19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20:.E20])" office:value-type="float" office:value="0.509291" calcext:value-type="float">
            <text:p>0,509291</text:p>
          </table:table-cell>
          <table:table-cell office:value-type="float" office:value="0.509291" calcext:value-type="float">
            <text:p>0,50929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6-31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1:.E21])" office:value-type="float" office:value="0.23631" calcext:value-type="float">
            <text:p>0,23631</text:p>
          </table:table-cell>
          <table:table-cell office:value-type="float" office:value="0.23631" calcext:value-type="float">
            <text:p>0,2363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2:.E22])" office:value-type="float" office:value="0.245025" calcext:value-type="float">
            <text:p>0,245025</text:p>
          </table:table-cell>
          <table:table-cell office:value-type="float" office:value="0.245025" calcext:value-type="float">
            <text:p>0,24502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2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3:.E23])" office:value-type="float" office:value="0.266404" calcext:value-type="float">
            <text:p>0,266404</text:p>
          </table:table-cell>
          <table:table-cell office:value-type="float" office:value="0.266404" calcext:value-type="float">
            <text:p>0,266404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4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4:.E24])" office:value-type="float" office:value="0.297155" calcext:value-type="float">
            <text:p>0,297155</text:p>
          </table:table-cell>
          <table:table-cell office:value-type="float" office:value="0.297155" calcext:value-type="float">
            <text:p>0,29715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CH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26-2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5:.E25])" office:value-type="float" office:value="0.417859" calcext:value-type="float">
            <text:p>0,417859</text:p>
          </table:table-cell>
          <table:table-cell office:value-type="float" office:value="0.417859" calcext:value-type="float">
            <text:p>0,417859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CH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31-5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6:.E26])" office:value-type="float" office:value="0.353725" calcext:value-type="float">
            <text:p>0,353725</text:p>
          </table:table-cell>
          <table:table-cell office:value-type="float" office:value="0.353725" calcext:value-type="float">
            <text:p>0,35372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1-56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7:.E27])" office:value-type="float" office:value="0.455024" calcext:value-type="float">
            <text:p>0,455024</text:p>
          </table:table-cell>
          <table:table-cell office:value-type="float" office:value="0.455024" calcext:value-type="float">
            <text:p>0,455024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CH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.001" calcext:value-type="float">
            <text:p>0,0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2-0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8:.E28])" office:value-type="float" office:value="0.348791" calcext:value-type="float">
            <text:p>0,348791</text:p>
          </table:table-cell>
          <table:table-cell office:value-type="float" office:value="0.348791" calcext:value-type="float">
            <text:p>0,34879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CH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.0001" calcext:value-type="float">
            <text:p>0,00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0-2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9:.E29])" office:value-type="float" office:value="0.285315" calcext:value-type="float">
            <text:p>0,285315</text:p>
          </table:table-cell>
          <table:table-cell office:value-type="float" office:value="0.285315" calcext:value-type="float">
            <text:p>0,28531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0,00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9-5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30:.E30])" office:value-type="float" office:value="0.302417" calcext:value-type="float">
            <text:p>0,302417</text:p>
          </table:table-cell>
          <table:table-cell office:value-type="float" office:value="0.302417" calcext:value-type="float">
            <text:p>0,302417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6" office:value-type="boolean" office:boolean-value="true" calcext:value-type="boolean">
            <text:p>WAHR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0001" calcext:value-type="float">
            <text:p>0,00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38-29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1:.E31])" office:value-type="float" office:value="0.268048" calcext:value-type="float">
            <text:p>0,268048</text:p>
          </table:table-cell>
          <table:table-cell office:value-type="float" office:value="0.279395" calcext:value-type="float">
            <text:p>0,279395</text:p>
          </table:table-cell>
          <table:table-cell office:value-type="float" office:value="0.256701" calcext:value-type="float">
            <text:p>0,256701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0-35</text:p>
          </table:table-cell>
          <table:table-cell office:value-type="string" calcext:value-type="string">
            <text:p>18-02-20-11-24-03</text:p>
          </table:table-cell>
          <table:table-cell/>
        </table:table-row>
        <table:table-row table:style-name="ro1">
          <table:table-cell table:style-name="Default"/>
          <table:table-cell table:formula="of:=AVERAGE([.C32:.E32])" office:value-type="float" office:value="0.504522" calcext:value-type="float">
            <text:p>0,504522</text:p>
          </table:table-cell>
          <table:table-cell office:value-type="float" office:value="0.504522" calcext:value-type="float">
            <text:p>0,50452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6" office:value-type="boolean" office:boolean-value="false" calcext:value-type="boolean">
            <text:p>FALSCH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7-21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3:.E33])" office:value-type="float" office:value="0.507647" calcext:value-type="float">
            <text:p>0,507647</text:p>
          </table:table-cell>
          <table:table-cell office:value-type="float" office:value="0.507647" calcext:value-type="float">
            <text:p>0,507647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6" office:value-type="boolean" office:boolean-value="false" calcext:value-type="boolean">
            <text:p>FALSCH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36-4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8" table:formula="of:=AVERAGE([.C34:.E34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11"/>
          <table:table-cell table:style-name="ce16" office:value-type="boolean" office:boolean-value="false" calcext:value-type="boolean">
            <text:p>FALSCH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47-5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ystem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style-name="Default"/>
          <table:table-cell office:value-type="float" office:value="0.781122" calcext:value-type="float">
            <text:p>0,781122</text:p>
          </table:table-cell>
          <table:table-cell table:number-columns-repeated="2"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WAH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formula="of:=AVERAGE([.C37:.E37])" office:value-type="float" office:value="0.784246333333333" calcext:value-type="float">
            <text:p>0,7842463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92962" calcext:value-type="float">
            <text:p>0,792962</text:p>
          </table:table-cell>
          <table:table-cell office:value-type="float" office:value="0.781122" calcext:value-type="float">
            <text:p>0,781122</text:p>
          </table:table-cell>
          <table:table-cell table:style-name="ce10"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WAH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style-name="Default"/>
          <table:table-cell table:number-columns-repeated="3"/>
          <table:table-cell table:style-name="ce10"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WAH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39:.E39])" office:value-type="float" office:value="0.696185" calcext:value-type="float">
            <text:p>0,696185</text:p>
          </table:table-cell>
          <table:table-cell office:value-type="float" office:value="0.708436" calcext:value-type="float">
            <text:p>0,708436</text:p>
          </table:table-cell>
          <table:table-cell office:value-type="float" office:value="0.683934" calcext:value-type="float">
            <text:p>0,68393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office:value-type="boolean" office:boolean-value="false" calcext:value-type="boolean">
            <text:p>FALSCH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0:.E40])" office:value-type="float" office:value="0.786607333333333" calcext:value-type="float">
            <text:p>0,7866073</text:p>
          </table:table-cell>
          <table:table-cell office:value-type="float" office:value="0.784259" calcext:value-type="float">
            <text:p>0,784259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92304" calcext:value-type="float">
            <text:p>0,79230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office:value-type="boolean" office:boolean-value="true" calcext:value-type="boolean">
            <text:p>WAH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.00.0000</text:date>, <text:time style:data-style-name="N2" text:time-value="14:32:14.4795980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3T15:26:04.662856563</dc:date>
    <meta:editing-duration>PT13H58M3S</meta:editing-duration>
    <meta:editing-cycles>109</meta:editing-cycles>
    <meta:generator>LibreOffice/5.1.6.2$Linux_X86_64 LibreOffice_project/10m0$Build-2</meta:generator>
    <meta:document-statistic meta:table-count="1" meta:cell-count="554" meta:object-count="0"/>
  </office:meta>
</office:document-meta>
</file>